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dc2f6" officeooo:paragraph-rsid="000dc2f6"/>
    </style:style>
    <style:style style:name="P2" style:family="paragraph" style:parent-style-name="Standard">
      <style:text-properties officeooo:rsid="000dc2f6" officeooo:paragraph-rsid="000dc2f6"/>
    </style:style>
    <style:style style:name="P3" style:family="paragraph" style:parent-style-name="Standard" style:list-style-name="L2">
      <style:text-properties officeooo:rsid="000dc2f6" officeooo:paragraph-rsid="000dc2f6"/>
    </style:style>
    <style:style style:name="P4" style:family="paragraph" style:parent-style-name="Standard" style:list-style-name="L3">
      <style:text-properties officeooo:rsid="000dc2f6" officeooo:paragraph-rsid="000dc2f6"/>
    </style:style>
    <style:style style:name="T1" style:family="text">
      <style:text-properties officeooo:rsid="000dc2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<text:span text:style-name="T1">Campaign attributes</text:span></text:p>
      <text:list xml:id="list8768591809203761670" text:style-name="L3">
        <text:list-item>
          <text:p text:style-name="P4">ID</text:p>
        </text:list-item>
      </text:list>
      <text:list xml:id="list3729084791640353961" text:style-name="L1">
        <text:list-item>
          <text:p text:style-name="P1">Name</text:p>
        </text:list-item>
        <text:list-item>
          <text:p text:style-name="P1">Password</text:p>
        </text:list-item>
        <text:list-item>
          <text:p text:style-name="P1">Rate</text:p>
        </text:list-item>
        <text:list-item>
          <text:p text:style-name="P1">Increment</text:p>
        </text:list-item>
        <text:list-item>
          <text:p text:style-name="P1">Carrier</text:p>
        </text:list-item>
        <text:list-item>
          <text:p text:style-name="P1">Rate_Min_Inc</text:p>
        </text:list-item>
        <text:list-item>
          <text:p text:style-name="P1">Balance</text:p>
        </text:list-item>
        <text:list-item>
          <text:p text:style-name="P1">Max_Dial_Rate</text:p>
        </text:list-item>
        <text:list-item>
          <text:p text:style-name="P1">Currency</text:p>
        </text:list-item>
        <text:list-item>
          <text:p text:style-name="P1">Phone_Regex</text:p>
        </text:list-item>
        <text:list-item>
          <text:p text:style-name="P1">IP_Regex</text:p>
        </text:list-item>
        <text:list-item>
          <text:p text:style-name="P1">Dispos</text:p>
        </text:list-item>
        <text:list-item>
          <text:p text:style-name="P1">Fields</text:p>
        </text:list-item>
        <text:list-item>
          <text:p text:style-name="P1">Agency</text:p>
        </text:list-item>
      </text:list>
      <text:p text:style-name="P2">- Agency attrubutes</text:p>
      <text:list xml:id="list2518431958271860659" text:style-name="L2">
        <text:list-item>
          <text:p text:style-name="P3">ID</text:p>
        </text:list-item>
        <text:list-item>
          <text:p text:style-name="P3">Login(name)</text:p>
        </text:list-item>
        <text:list-item>
          <text:p text:style-name="P3">Last_Login_Time</text:p>
        </text:list-item>
        <text:list-item>
          <text:p text:style-name="P3">Admin</text:p>
        </text:list-item>
        <text:list-item>
          <text:p text:style-name="P3">Settings</text:p>
        </text:list-item>
        <text:list-item>
          <text:p text:style-name="P3">Contact_View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4:52:26.833177265</meta:creation-date>
    <dc:date>2016-04-22T14:58:44.556176326</dc:date>
    <meta:editing-duration>P0D</meta:editing-duration>
    <meta:editing-cycles>1</meta:editing-cycles>
    <meta:document-statistic meta:table-count="0" meta:image-count="0" meta:object-count="0" meta:page-count="1" meta:paragraph-count="23" meta:word-count="48" meta:character-count="225" meta:non-whitespace-character-count="221"/>
    <meta:generator>LibreOffice/4.2.8.2$Linux_X86_64 LibreOffice_project/420m0$Build-2</meta:generator>
  </office:meta>
</office:document-meta>
</file>